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487cm"/>
    </style:style>
    <style:style style:name="co2" style:family="table-column">
      <style:table-column-properties fo:break-before="auto" style:column-width="2.17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2.461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3.149cm"/>
    </style:style>
    <style:style style:name="co1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2.88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649cm"/>
    </style:style>
    <style:style style:name="co15" style:family="table-column">
      <style:table-column-properties fo:break-before="auto" style:column-width="2.609cm"/>
    </style:style>
    <style:style style:name="co16" style:family="table-column">
      <style:table-column-properties fo:break-before="auto" style:column-width="2.57cm"/>
    </style:style>
    <style:style style:name="co17" style:family="table-column">
      <style:table-column-properties fo:break-before="auto" style:column-width="2.551cm"/>
    </style:style>
    <style:style style:name="co18" style:family="table-column">
      <style:table-column-properties fo:break-before="auto" style:column-width="2.473cm"/>
    </style:style>
    <style:style style:name="co19" style:family="table-column">
      <style:table-column-properties fo:break-before="auto" style:column-width="2.335cm"/>
    </style:style>
    <style:style style:name="co20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2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" style:family="table-cell" style:parent-style-name="Default" style:data-style-name="N11">
      <style:table-cell-properties fo:background-color="transparent" fo:border="none"/>
      <style:paragraph-properties style:writing-mode="page"/>
      <style:text-properties style:font-name="Liberation Sans1" fo:font-size="12pt" fo:font-style="normal" fo:font-weight="normal" style:font-name-asian="Liberation Sans1" style:font-size-asian="12pt" style:font-name-complex="Liberation Sans1" style:font-size-complex="12pt"/>
    </style:style>
    <style:style style:name="ce6" style:family="table-cell" style:parent-style-name="Default">
      <style:table-cell-properties fo:background-color="transparent" fo:border="none"/>
      <style:paragraph-properties style:writing-mode="page"/>
      <style:text-properties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7" style:family="table-cell" style:parent-style-name="Default" style:data-style-name="N11">
      <style:table-cell-properties fo:background-color="transparent" fo:border="none"/>
      <style:paragraph-properties style:writing-mode="page"/>
      <style:text-properties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9" style:family="table-cell" style:parent-style-name="Default" style:data-style-name="N11">
      <style:table-cell-properties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1" style:family="table-cell" style:parent-style-name="Percent" style:data-style-name="N11">
      <style:table-cell-properties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2" style:family="table-cell" style:parent-style-name="Percent" style:data-style-name="N107">
      <style:table-cell-properties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3" style:family="table-cell" style:parent-style-name="Default">
      <style:table-cell-properties fo:background-color="transparent" fo:border="none"/>
      <style:paragraph-properties style:writing-mode="page"/>
      <style:text-properties fo:font-size="10pt" fo:font-style="normal" fo:font-weight="bold" style:font-size-asian="10pt" style:font-size-complex="10pt"/>
    </style:style>
    <style:style style:name="ce14" style:family="table-cell" style:parent-style-name="Percent" style:data-style-name="N11">
      <style:table-cell-properties fo:background-color="transparent" fo:border="none"/>
      <style:paragraph-properties style:writing-mode="page"/>
      <style:text-properties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15" style:family="table-cell" style:parent-style-name="Percent" style:data-style-name="N11">
      <style:table-cell-properties fo:background-color="transparent" fo:border="none"/>
      <style:paragraph-properties style:writing-mode="page"/>
      <style:text-properties style:font-name="Liberation Sans1" fo:font-size="14pt" fo:font-style="normal" fo:font-weight="bold" style:font-name-asian="Liberation Sans1" style:font-size-asian="14pt" style:font-name-complex="Liberation Sans1" style:font-size-complex="14pt"/>
    </style:style>
    <style:style style:name="ce16" style:family="table-cell" style:parent-style-name="Percent" style:data-style-name="N11">
      <style:table-cell-properties fo:background-color="transparent" fo:border="none"/>
      <style:paragraph-properties style:writing-mode="page"/>
      <style:text-properties style:font-name="Liberation Sans1" fo:font-size="12pt" fo:font-style="normal" fo:font-weight="normal" style:font-name-asian="Liberation Sans1" style:font-size-asian="12pt" style:font-name-complex="Liberation Sans1" style:font-size-complex="12pt"/>
    </style:style>
    <style:style style:name="ce26" style:family="table-cell" style:parent-style-name="Default">
      <style:table-cell-properties fo:background-color="transparent" fo:border="none"/>
      <style:paragraph-properties style:writing-mode="page"/>
      <style:text-properties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27" style:family="table-cell" style:parent-style-name="Default" style:data-style-name="N11">
      <style:table-cell-properties fo:background-color="transparent" fo:border="none"/>
      <style:paragraph-properties style:writing-mode="page"/>
      <style:text-properties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28" style:family="table-cell" style:parent-style-name="Default" style:data-style-name="N11">
      <style:table-cell-properties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30" style:family="table-cell" style:parent-style-name="Default" style:data-style-name="N11">
      <style:table-cell-properties fo:background-color="transparent" fo:border="none"/>
      <style:paragraph-properties style:writing-mode="page"/>
      <style:text-properties style:font-name="Liberation Sans1" fo:font-size="12pt" fo:font-style="normal" fo:font-weight="normal" style:font-name-asian="Liberation Sans1" style:font-size-asian="12pt" style:font-name-complex="Liberation Sans1" style:font-size-complex="12pt"/>
    </style:style>
    <style:style style:name="ce31" style:family="table-cell" style:parent-style-name="Default">
      <style:table-cell-properties fo:background-color="transparent" fo:border="none"/>
      <style:paragraph-properties style:writing-mode="page"/>
      <style:text-properties fo:font-size="10pt" fo:font-style="normal" fo:font-weight="bold" style:font-size-asian="10pt" style:font-size-complex="10pt"/>
    </style:style>
    <style:style style:name="ce32" style:family="table-cell" style:parent-style-name="Percent" style:data-style-name="N11">
      <style:table-cell-properties fo:background-color="transparent" fo:border="none"/>
      <style:paragraph-properties style:writing-mode="page"/>
      <style:text-properties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33" style:family="table-cell" style:parent-style-name="Percent" style:data-style-name="N11">
      <style:table-cell-properties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34" style:family="table-cell" style:parent-style-name="Percent" style:data-style-name="N11">
      <style:table-cell-properties fo:background-color="transparent" fo:border="none"/>
      <style:paragraph-properties style:writing-mode="page"/>
      <style:text-properties style:font-name="Liberation Sans1" fo:font-size="14pt" fo:font-style="normal" fo:font-weight="bold" style:font-name-asian="Liberation Sans1" style:font-size-asian="14pt" style:font-name-complex="Liberation Sans1" style:font-size-complex="14pt"/>
    </style:style>
    <style:style style:name="ce35" style:family="table-cell" style:parent-style-name="Percent" style:data-style-name="N107">
      <style:table-cell-properties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36" style:family="table-cell" style:parent-style-name="Percent" style:data-style-name="N11">
      <style:table-cell-properties fo:background-color="transparent" fo:border="none"/>
      <style:paragraph-properties style:writing-mode="page"/>
      <style:text-properties style:font-name="Liberation Sans1" fo:font-size="12pt" fo:font-style="normal" fo:font-weight="normal" style:font-name-asian="Liberation Sans1" style:font-size-asian="12pt" style:font-name-complex="Liberation Sans1" style:font-size-complex="12pt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1">
      <style:text-properties fo:font-weight="bold" style:font-weight-asian="bold" style:font-weight-complex="bold"/>
    </style:style>
    <style:style style:name="ce25" style:family="table-cell" style:parent-style-name="Default" style:data-style-name="N11"/>
    <style:style style:name="T1" style:family="text">
      <style:text-properties fo:font-size="10pt" style:text-underline-style="none" fo:font-weight="bold"/>
    </style:style>
    <style:style style:name="T2" style:family="text">
      <style:text-properties fo:font-size="10pt" style:text-underline-style="none"/>
    </style:style>
    <style:style style:name="T3" style:family="text">
      <style:text-properties fo:font-size="10pt" fo:font-weight="bold" style:text-underline-style="none" style:text-underline-color="font-color"/>
    </style:style>
    <style:style style:name="T4" style:family="text">
      <style:text-properties fo:font-size="10pt" style:text-underline-style="none" style:text-underline-color="font-color"/>
    </style:style>
  </office:automatic-styles>
  <office:body>
    <office:spreadsheet>
      <table:table table:name="Φύλλο1" table:style-name="ta1">
        <table:table-column table:style-name="co1" table:default-cell-style-name="Default"/>
        <table:table-column table:style-name="co2" table:default-cell-style-name="ce28"/>
        <table:table-column table:style-name="co3" table:default-cell-style-name="Default"/>
        <table:table-column table:style-name="co4" table:default-cell-style-name="ce28"/>
        <table:table-column table:style-name="co5" table:default-cell-style-name="Default"/>
        <table:table-column table:style-name="co4" table:default-cell-style-name="ce28"/>
        <table:table-column table:style-name="co5" table:default-cell-style-name="Default"/>
        <table:table-column table:style-name="co6" table:number-columns-repeated="1016" table:default-cell-style-name="Default"/>
        <table:table-column table:style-name="co7" table:default-cell-style-name="Default"/>
        <table:table-row table:style-name="ro1">
          <table:table-cell table:style-name="ce26"/>
          <table:table-cell table:style-name="ce27"/>
          <table:table-cell table:style-name="ce29" office:value-type="string" calcext:value-type="string" table:number-columns-spanned="3" table:number-rows-spanned="1">
            <text:p><text:span text:style-name="T3">POPULATION COUNT=100</text:span></text:p>
          </table:table-cell>
          <table:covered-table-cell table:style-name="ce27"/>
          <table:covered-table-cell table:style-name="ce26"/>
          <table:table-cell table:style-name="ce27"/>
          <table:table-cell table:style-name="ce26" table:number-columns-repeated="54"/>
          <table:table-cell table:number-columns-repeated="964"/>
        </table:table-row>
        <table:table-row table:style-name="ro1">
          <table:table-cell table:style-name="ce26" office:value-type="string" calcext:value-type="string">
            <text:p><text:span text:style-name="T3">PROBLEM</text:span></text:p>
          </table:table-cell>
          <table:table-cell table:style-name="ce26" office:value-type="string" calcext:value-type="string">
            <text:p><text:span text:style-name="T3">DE SUCCESS</text:span></text:p>
          </table:table-cell>
          <table:table-cell table:style-name="ce26" office:value-type="string" calcext:value-type="string">
            <text:p><text:span text:style-name="T3">DE CALLS</text:span></text:p>
          </table:table-cell>
          <table:table-cell table:style-name="ce26" office:value-type="string" calcext:value-type="string">
            <text:p><text:span text:style-name="T3">Local SUCCESS</text:span></text:p>
          </table:table-cell>
          <table:table-cell table:style-name="ce26" office:value-type="string" calcext:value-type="string">
            <text:p><text:span text:style-name="T3">Local CALLS</text:span></text:p>
          </table:table-cell>
          <table:table-cell table:style-name="ce26" office:value-type="string" calcext:value-type="string">
            <text:p><text:span text:style-name="T3">GRS SUCCESS</text:span></text:p>
          </table:table-cell>
          <table:table-cell table:style-name="ce26" office:value-type="string" calcext:value-type="string">
            <text:p><text:span text:style-name="T3">GRS CALLS</text:span></text:p>
          </table:table-cell>
          <table:table-cell table:style-name="ce26" table:number-columns-repeated="53"/>
          <table:table-cell table:number-columns-repeated="964"/>
        </table:table-row>
        <table:table-row table:style-name="ro1">
          <table:table-cell office:value-type="string" calcext:value-type="string">
            <text:p><text:span text:style-name="T4">bf1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8644" calcext:value-type="float">
            <text:p>1864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5318" calcext:value-type="float">
            <text:p>153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7" calcext:value-type="float">
            <text:p>19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bf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368" calcext:value-type="float">
            <text:p>1936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2591" calcext:value-type="float">
            <text:p>125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97" calcext:value-type="float">
            <text:p>19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brani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35" calcext:value-type="float">
            <text:p>189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75" calcext:value-type="float">
            <text:p>31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6" calcext:value-type="float">
            <text:p>26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CM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672" calcext:value-type="float">
            <text:p>4567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014" calcext:value-type="float">
            <text:p>320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90" calcext:value-type="float">
            <text:p>34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Camel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75" calcext:value-type="float">
            <text:p>280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69" calcext:value-type="float">
            <text:p>187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71" calcext:value-type="float">
            <text:p>88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Diffpower10</text:span>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95107" calcext:value-type="float">
            <text:p>9510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81003" calcext:value-type="float">
            <text:p>28100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4284" calcext:value-type="float">
            <text:p>342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Easom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84" calcext:value-type="float">
            <text:p>52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3" calcext:value-type="float">
            <text:p>13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2" calcext:value-type="float">
            <text:p>13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Exp8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512" calcext:value-type="float">
            <text:p>935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722" calcext:value-type="float">
            <text:p>397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03" calcext:value-type="float">
            <text:p>92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Exp3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199" calcext:value-type="float">
            <text:p>711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162" calcext:value-type="float">
            <text:p>651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323" calcext:value-type="float">
            <text:p>603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Gkls250</text:span>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<text:span text:style-name="T4">Gkls35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191" calcext:value-type="float">
            <text:p>321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26" calcext:value-type="float">
            <text:p>197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983" calcext:value-type="float">
            <text:p>149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Griewank2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745" calcext:value-type="float">
            <text:p>2174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3656" calcext:value-type="float">
            <text:p>136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24" calcext:value-type="float">
            <text:p>2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Griewank10</text:span>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72389" calcext:value-type="float">
            <text:p>72389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50895" calcext:value-type="float">
            <text:p>50895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8455" calcext:value-type="float">
            <text:p>84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Hanse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452" calcext:value-type="float">
            <text:p>384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65" calcext:value-type="float">
            <text:p>47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22" calcext:value-type="float">
            <text:p>44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Hartman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484" calcext:value-type="float">
            <text:p>274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607" calcext:value-type="float">
            <text:p>166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55" calcext:value-type="float">
            <text:p>120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Hartman6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8613" calcext:value-type="float">
            <text:p>886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805" calcext:value-type="float">
            <text:p>398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77" calcext:value-type="float">
            <text:p>198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Potential5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219" calcext:value-type="float">
            <text:p>33219</text:p>
          </table:table-cell>
          <table:table-cell table:style-name="ce27" office:value-type="percentage" office:value="1" calcext:value-type="percentage">
            <text:p>100,00%</text:p>
          </table:table-cell>
          <table:table-cell office:value-type="float" office:value="38795" calcext:value-type="float">
            <text:p>387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941" calcext:value-type="float">
            <text:p>42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Potential10</text:span>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21116" calcext:value-type="float">
            <text:p>21116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22898" calcext:value-type="float">
            <text:p>22898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31271" calcext:value-type="float">
            <text:p>312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Potential20</text:span>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1951" calcext:value-type="float">
            <text:p>11951</text:p>
          </table:table-cell>
          <table:table-cell table:style-name="ce27" office:value-type="percentage" office:value="0.0333" calcext:value-type="percentage">
            <text:p>3,33%</text:p>
          </table:table-cell>
          <table:table-cell office:value-type="float" office:value="19904" calcext:value-type="float">
            <text:p>19904</text:p>
          </table:table-cell>
          <table:table-cell table:style-name="ce27" office:value-type="percentage" office:value="0.0333" calcext:value-type="percentage">
            <text:p>3,33%</text:p>
          </table:table-cell>
          <table:table-cell office:value-type="float" office:value="24564" calcext:value-type="float">
            <text:p>245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Rastrigi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715" calcext:value-type="float">
            <text:p>157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41" calcext:value-type="float">
            <text:p>107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63" calcext:value-type="float">
            <text:p>19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Shekel5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263" calcext:value-type="float">
            <text:p>642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393" calcext:value-type="float">
            <text:p>4039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709" calcext:value-type="float">
            <text:p>327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Shekel7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739" calcext:value-type="float">
            <text:p>767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661" calcext:value-type="float">
            <text:p>68661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60968" calcext:value-type="float">
            <text:p>609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Shekel1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1506" calcext:value-type="float">
            <text:p>815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834" calcext:value-type="float">
            <text:p>6783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9378" calcext:value-type="float">
            <text:p>493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Test2n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963" calcext:value-type="float">
            <text:p>549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158" calcext:value-type="float">
            <text:p>341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341" calcext:value-type="float">
            <text:p>27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Test2n5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851" calcext:value-type="float">
            <text:p>728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317" calcext:value-type="float">
            <text:p>513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490" calcext:value-type="float">
            <text:p>324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Test2n6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0138" calcext:value-type="float">
            <text:p>901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840" calcext:value-type="float">
            <text:p>5784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190" calcext:value-type="float">
            <text:p>321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Test2n7</text:span>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90189" calcext:value-type="float">
            <text:p>9018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56301" calcext:value-type="float">
            <text:p>5630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8995" calcext:value-type="float">
            <text:p>389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Sinu8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015" calcext:value-type="float">
            <text:p>1000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110" calcext:value-type="float">
            <text:p>691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576" calcext:value-type="float">
            <text:p>335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Sinu32</text:span>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4949" calcext:value-type="float">
            <text:p>54949</text:p>
          </table:table-cell>
          <table:table-cell table:style-name="ce27" office:value-type="percentage" office:value="0.9667" calcext:value-type="percentage">
            <text:p>96,67%</text:p>
          </table:table-cell>
          <table:table-cell office:value-type="float" office:value="58743" calcext:value-type="float">
            <text:p>58743</text:p>
          </table:table-cell>
          <table:table-cell table:style-name="ce27" office:value-type="percentage" office:value="0.9" calcext:value-type="percentage">
            <text:p>90,00%</text:p>
          </table:table-cell>
          <table:table-cell office:value-type="float" office:value="67767" calcext:value-type="float">
            <text:p>677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Test30n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493" calcext:value-type="float">
            <text:p>554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04" calcext:value-type="float">
            <text:p>62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76" calcext:value-type="float">
            <text:p>27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Test30n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909" calcext:value-type="float">
            <text:p>579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21" calcext:value-type="float">
            <text:p>66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12" calcext:value-type="float">
            <text:p>2812</text:p>
          </table:table-cell>
          <table:table-cell table:number-columns-repeated="1017"/>
        </table:table-row>
        <table:table-row table:style-name="ro1">
          <table:table-cell table:style-name="ce26"/>
          <table:table-cell table:style-name="ce27" table:formula="of:=AVERAGE([.B3:.B33])" office:value-type="percentage" office:value="0.871113333333333" calcext:value-type="percentage">
            <text:p>87,11%</text:p>
          </table:table-cell>
          <table:table-cell table:style-name="ce26" table:formula="of:=SUM([.C3:.C33])" office:value-type="float" office:value="1557686" calcext:value-type="float">
            <text:p>1557686</text:p>
          </table:table-cell>
          <table:table-cell table:style-name="ce27" table:formula="of:=AVERAGE([.D3:.D33])" office:value-type="percentage" office:value="0.91" calcext:value-type="percentage">
            <text:p>91,00%</text:p>
          </table:table-cell>
          <table:table-cell table:style-name="ce26" table:formula="of:=SUM([.E3:.E33])" office:value-type="float" office:value="1224091" calcext:value-type="float">
            <text:p>1224091</text:p>
          </table:table-cell>
          <table:table-cell table:style-name="ce27" table:formula="of:=AVERAGE([.F3:.F33])" office:value-type="percentage" office:value="0.914446666666667" calcext:value-type="percentage">
            <text:p>91,44%</text:p>
          </table:table-cell>
          <table:table-cell table:style-name="ce26" table:formula="of:=SUM([.G3:.G33])" office:value-type="float" office:value="667670" calcext:value-type="float">
            <text:p>66767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style-name="ce30" table:formula="of:=([.C34]-[.E34])/[.C34]" office:value-type="percentage" office:value="0.214160620304734" calcext:value-type="percentage">
            <text:p>21,42%</text:p>
          </table:table-cell>
          <table:table-cell/>
          <table:table-cell table:style-name="ce30" table:formula="of:=([.C34]-[.G34])/[.C34]" office:value-type="percentage" office:value="0.571370609994569" calcext:value-type="percentage">
            <text:p>57,14%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6"/>
          <table:table-cell table:style-name="ce27"/>
          <table:table-cell table:style-name="ce29" office:value-type="string" calcext:value-type="string" table:number-columns-spanned="3" table:number-rows-spanned="1">
            <text:p><text:span text:style-name="T3">POPULATION COUNT=10*problem_dimension</text:span></text:p>
          </table:table-cell>
          <table:covered-table-cell table:style-name="ce27"/>
          <table:covered-table-cell table:style-name="ce26"/>
          <table:table-cell table:style-name="ce27"/>
          <table:table-cell table:style-name="ce26"/>
          <table:table-cell table:number-columns-repeated="1017"/>
        </table:table-row>
        <table:table-row table:style-name="ro1">
          <table:table-cell table:style-name="ce26" office:value-type="string" calcext:value-type="string">
            <text:p><text:span text:style-name="T3">PROBLEM</text:span></text:p>
          </table:table-cell>
          <table:table-cell table:style-name="ce26" office:value-type="string" calcext:value-type="string">
            <text:p><text:span text:style-name="T3">DE SUCCESS</text:span></text:p>
          </table:table-cell>
          <table:table-cell table:style-name="ce26" office:value-type="string" calcext:value-type="string">
            <text:p><text:span text:style-name="T3">DE CALLS</text:span></text:p>
          </table:table-cell>
          <table:table-cell table:style-name="ce26" office:value-type="string" calcext:value-type="string">
            <text:p><text:span text:style-name="T3">Local SUCCESS</text:span></text:p>
          </table:table-cell>
          <table:table-cell table:style-name="ce26" office:value-type="string" calcext:value-type="string">
            <text:p><text:span text:style-name="T3">Local CALLS</text:span></text:p>
          </table:table-cell>
          <table:table-cell table:style-name="ce26" office:value-type="string" calcext:value-type="string">
            <text:p><text:span text:style-name="T3">GRS SUCCESS</text:span></text:p>
          </table:table-cell>
          <table:table-cell table:style-name="ce26" office:value-type="string" calcext:value-type="string">
            <text:p><text:span text:style-name="T3">GRS CALLS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bf1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66" calcext:value-type="float">
            <text:p>436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01" calcext:value-type="float">
            <text:p>210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62" calcext:value-type="float">
            <text:p>8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bf2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935" calcext:value-type="float">
            <text:p>39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1" calcext:value-type="float">
            <text:p>19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2" calcext:value-type="float">
            <text:p>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brani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22" calcext:value-type="float">
            <text:p>26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9" calcext:value-type="float">
            <text:p>7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8" calcext:value-type="float">
            <text:p>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CM4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8242" calcext:value-type="float">
            <text:p>1824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668" calcext:value-type="float">
            <text:p>76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1" calcext:value-type="float">
            <text:p>23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Camel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09" calcext:value-type="float">
            <text:p>44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95" calcext:value-type="float">
            <text:p>16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76" calcext:value-type="float">
            <text:p>21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Diffpower10</text:span>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95097" calcext:value-type="float">
            <text:p>9509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81003" calcext:value-type="float">
            <text:p>28100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4284" calcext:value-type="float">
            <text:p>342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Easom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74" calcext:value-type="float">
            <text:p>1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2" calcext:value-type="float">
            <text:p>3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5" calcext:value-type="float">
            <text:p>3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exp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20" calcext:value-type="float">
            <text:p>32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2" calcext:value-type="float">
            <text:p>12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3" calcext:value-type="float">
            <text:p>7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exp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84" calcext:value-type="float">
            <text:p>150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57" calcext:value-type="float">
            <text:p>54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2" calcext:value-type="float">
            <text:p>19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Exp8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52" calcext:value-type="float">
            <text:p>721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886" calcext:value-type="float">
            <text:p>16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92" calcext:value-type="float">
            <text:p>62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exp16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15" calcext:value-type="float">
            <text:p>1133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240" calcext:value-type="float">
            <text:p>892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068" calcext:value-type="float">
            <text:p>340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Exp3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5475" calcext:value-type="float">
            <text:p>1754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922" calcext:value-type="float">
            <text:p>1339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9950" calcext:value-type="float">
            <text:p>1499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Gkls250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678" calcext:value-type="float">
            <text:p>36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77" calcext:value-type="float">
            <text:p>157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317" calcext:value-type="float">
            <text:p>13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gkls210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45" calcext:value-type="float">
            <text:p>374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27" calcext:value-type="float">
            <text:p>11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4" calcext:value-type="float">
            <text:p>1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Gkls350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718" calcext:value-type="float">
            <text:p>97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34" calcext:value-type="float">
            <text:p>43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7" calcext:value-type="float">
            <text:p>4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gkls310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60" calcext:value-type="float">
            <text:p>94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99" calcext:value-type="float">
            <text:p>41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4" calcext:value-type="float">
            <text:p>48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goldstei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87" calcext:value-type="float">
            <text:p>78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67" calcext:value-type="float">
            <text:p>23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80" calcext:value-type="float">
            <text:p>37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Griewank2</text:span>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649" calcext:value-type="float">
            <text:p>4649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429" calcext:value-type="float">
            <text:p>24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Griewank10</text:span>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79586" calcext:value-type="float">
            <text:p>79586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50895" calcext:value-type="float">
            <text:p>50895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8456" calcext:value-type="float">
            <text:p>84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Hansen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044" calcext:value-type="float">
            <text:p>80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79" calcext:value-type="float">
            <text:p>17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5" calcext:value-type="float">
            <text:p>18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Hartman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76" calcext:value-type="float">
            <text:p>85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59" calcext:value-type="float">
            <text:p>29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82" calcext:value-type="float">
            <text:p>26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Hartman6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0912" calcext:value-type="float">
            <text:p>5091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5386" calcext:value-type="float">
            <text:p>153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46" calcext:value-type="float">
            <text:p>172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potential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157" calcext:value-type="float">
            <text:p>171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89" calcext:value-type="float">
            <text:p>83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Potential5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438" calcext:value-type="float">
            <text:p>424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952" calcext:value-type="float">
            <text:p>419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702" calcext:value-type="float">
            <text:p>687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Potential10</text:span>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52881" calcext:value-type="float">
            <text:p>52881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53373" calcext:value-type="float">
            <text:p>53373</text:p>
          </table:table-cell>
          <table:table-cell table:style-name="ce27" office:value-type="percentage" office:value="0.1333" calcext:value-type="percentage">
            <text:p>13,33%</text:p>
          </table:table-cell>
          <table:table-cell office:value-type="float" office:value="53373" calcext:value-type="float">
            <text:p>533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Rastrigin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638" calcext:value-type="float">
            <text:p>363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903" calcext:value-type="float">
            <text:p>19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1" calcext:value-type="float">
            <text:p>9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rosenbrock4</text:span>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29569" calcext:value-type="float">
            <text:p>29569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1077" calcext:value-type="float">
            <text:p>1077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4262" calcext:value-type="float">
            <text:p>42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rosenbrock8</text:span>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59042" calcext:value-type="float">
            <text:p>59042</text:p>
          </table:table-cell>
          <table:table-cell office:value-type="percentage" office:value="0.1667" calcext:value-type="percentage">
            <text:p>16,67%</text:p>
          </table:table-cell>
          <table:table-cell office:value-type="float" office:value="8410" calcext:value-type="float">
            <text:p>8410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25736" calcext:value-type="float">
            <text:p>257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rosenbrock16</text:span>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129499" calcext:value-type="float">
            <text:p>129499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33017" calcext:value-type="float">
            <text:p>33017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44608" calcext:value-type="float">
            <text:p>446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Shekel5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814" calcext:value-type="float">
            <text:p>25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360" calcext:value-type="float">
            <text:p>143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19" calcext:value-type="float">
            <text:p>12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Shekel7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9708" calcext:value-type="float">
            <text:p>29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547" calcext:value-type="float">
            <text:p>2154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4060" calcext:value-type="float">
            <text:p>140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Shekel10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0853" calcext:value-type="float">
            <text:p>308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853" calcext:value-type="float">
            <text:p>3085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5950" calcext:value-type="float">
            <text:p>259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Test2n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03" calcext:value-type="float">
            <text:p>243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93" calcext:value-type="float">
            <text:p>10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Test2n5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7631" calcext:value-type="float">
            <text:p>376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69" calcext:value-type="float">
            <text:p>132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06" calcext:value-type="float">
            <text:p>136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Test2n6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438" calcext:value-type="float">
            <text:p>5843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8776" calcext:value-type="float">
            <text:p>287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051" calcext:value-type="float">
            <text:p>200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Test2n7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65415" calcext:value-type="float">
            <text:p>6541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3163" calcext:value-type="float">
            <text:p>3316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3046" calcext:value-type="float">
            <text:p>230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sinu4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7597" calcext:value-type="float">
            <text:p>175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68" calcext:value-type="float">
            <text:p>88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06" calcext:value-type="float">
            <text:p>76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Sinu8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404" calcext:value-type="float">
            <text:p>774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821" calcext:value-type="float">
            <text:p>438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337" calcext:value-type="float">
            <text:p>323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sinu16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092" calcext:value-type="float">
            <text:p>1600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4979" calcext:value-type="float">
            <text:p>1649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004" calcext:value-type="float">
            <text:p>1460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Sinu3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6347" calcext:value-type="float">
            <text:p>1863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7694" calcext:value-type="float">
            <text:p>137694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02333" calcext:value-type="float">
            <text:p>202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Test30n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736" calcext:value-type="float">
            <text:p>177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88" calcext:value-type="float">
            <text:p>26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1" calcext:value-type="float">
            <text:p>18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Test30n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88" calcext:value-type="float">
            <text:p>203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99" calcext:value-type="float">
            <text:p>49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1" calcext:value-type="float">
            <text:p>1481</text:p>
          </table:table-cell>
          <table:table-cell table:number-columns-repeated="1017"/>
        </table:table-row>
        <table:table-row table:style-name="ro1">
          <table:table-cell table:style-name="ce26"/>
          <table:table-cell table:style-name="ce27" table:formula="of:=AVERAGE([.B40:.B81])" office:value-type="percentage" office:value="0.902380952380952" calcext:value-type="percentage">
            <text:p>90,24%</text:p>
          </table:table-cell>
          <table:table-cell table:style-name="ce26" table:formula="of:=SUM([.C40:.C81])" office:value-type="float" office:value="1781696" calcext:value-type="float">
            <text:p>1781696</text:p>
          </table:table-cell>
          <table:table-cell table:style-name="ce27" table:formula="of:=AVERAGE([.D40:.D81])" office:value-type="percentage" office:value="0.89682619047619" calcext:value-type="percentage">
            <text:p>89,68%</text:p>
          </table:table-cell>
          <table:table-cell table:style-name="ce26" table:formula="of:=SUM([.E40:.E81])" office:value-type="float" office:value="1294324" calcext:value-type="float">
            <text:p>1294324</text:p>
          </table:table-cell>
          <table:table-cell table:style-name="ce27" table:formula="of:=AVERAGE([.F40:.F81])" office:value-type="percentage" office:value="0.914283333333333" calcext:value-type="percentage">
            <text:p>91,43%</text:p>
          </table:table-cell>
          <table:table-cell table:style-name="ce26" table:formula="of:=SUM([.G40:.G81])" office:value-type="float" office:value="999126" calcext:value-type="float">
            <text:p>999126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style-name="ce30" table:formula="of:=([.C82]-[.E82])/[.C82]" office:value-type="percentage" office:value="0.273543859334028" calcext:value-type="percentage">
            <text:p>27,35%</text:p>
          </table:table-cell>
          <table:table-cell/>
          <table:table-cell table:style-name="ce30" table:formula="of:=([.C82]-[.G82])/[.C82]" office:value-type="percentage" office:value="0.439227567441359" calcext:value-type="percentage">
            <text:p>43,92%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6"/>
          <table:table-cell table:style-name="ce27"/>
          <table:table-cell table:style-name="ce29" office:value-type="string" calcext:value-type="string" table:number-columns-spanned="3" table:number-rows-spanned="1">
            <text:p><text:span text:style-name="T3">NEW TERM RULE</text:span></text:p>
          </table:table-cell>
          <table:covered-table-cell table:style-name="ce27"/>
          <table:covered-table-cell table:style-name="ce26"/>
          <table:table-cell table:style-name="ce27"/>
          <table:table-cell table:style-name="ce26"/>
          <table:table-cell table:number-columns-repeated="1017"/>
        </table:table-row>
        <table:table-row table:style-name="ro1">
          <table:table-cell table:style-name="ce26" office:value-type="string" calcext:value-type="string">
            <text:p><text:span text:style-name="T3">PROBLEM</text:span></text:p>
          </table:table-cell>
          <table:table-cell table:style-name="ce26" office:value-type="string" calcext:value-type="string">
            <text:p><text:span text:style-name="T3">DE SUCCESS</text:span></text:p>
          </table:table-cell>
          <table:table-cell table:style-name="ce26" office:value-type="string" calcext:value-type="string">
            <text:p><text:span text:style-name="T3">DE CALLS</text:span></text:p>
          </table:table-cell>
          <table:table-cell table:style-name="ce26" office:value-type="string" calcext:value-type="string">
            <text:p><text:span text:style-name="T3">Local SUCCESS</text:span></text:p>
          </table:table-cell>
          <table:table-cell table:style-name="ce26" office:value-type="string" calcext:value-type="string">
            <text:p><text:span text:style-name="T3">Local CALLS</text:span></text:p>
          </table:table-cell>
          <table:table-cell table:style-name="ce26" office:value-type="string" calcext:value-type="string">
            <text:p><text:span text:style-name="T3">GRS SUCCESS</text:span></text:p>
          </table:table-cell>
          <table:table-cell table:style-name="ce26" office:value-type="string" calcext:value-type="string">
            <text:p><text:span text:style-name="T3">GRS CALLS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bf1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7" calcext:value-type="float">
            <text:p>7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45" calcext:value-type="float">
            <text:p>13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2" calcext:value-type="float">
            <text:p>10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bf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5" calcext:value-type="float">
            <text:p>6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0" calcext:value-type="float">
            <text:p>1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brani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0" calcext:value-type="float">
            <text:p>5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8" calcext:value-type="float">
            <text:p>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0" calcext:value-type="float">
            <text:p>8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CM4</text:span>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544" calcext:value-type="float">
            <text:p>54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236" calcext:value-type="float">
            <text:p>1236</text:p>
          </table:table-cell>
          <table:table-cell table:style-name="ce27" office:value-type="percentage" office:value="1" calcext:value-type="percentage">
            <text:p>100,00%</text:p>
          </table:table-cell>
          <table:table-cell table:style-name="ce26" office:value-type="float" office:value="2371" calcext:value-type="float">
            <text:p>23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Camel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3" calcext:value-type="float">
            <text:p>5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9" calcext:value-type="float">
            <text:p>9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76" calcext:value-type="float">
            <text:p>21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Diffpower10</text:span>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990" calcext:value-type="float">
            <text:p>990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347" calcext:value-type="float">
            <text:p>134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4284" calcext:value-type="float">
            <text:p>342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Easom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" calcext:value-type="float">
            <text:p>1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2" calcext:value-type="float">
            <text:p>3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5" calcext:value-type="float">
            <text:p>3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exp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5" calcext:value-type="float">
            <text:p>1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4" calcext:value-type="float">
            <text:p>3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3" calcext:value-type="float">
            <text:p>7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exp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6" calcext:value-type="float">
            <text:p>3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3" calcext:value-type="float">
            <text:p>5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2" calcext:value-type="float">
            <text:p>19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Exp8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7" calcext:value-type="float">
            <text:p>5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4" calcext:value-type="float">
            <text:p>9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92" calcext:value-type="float">
            <text:p>62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exp16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9" calcext:value-type="float">
            <text:p>11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0" calcext:value-type="float">
            <text:p>14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068" calcext:value-type="float">
            <text:p>340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Exp3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81" calcext:value-type="float">
            <text:p>22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25" calcext:value-type="float">
            <text:p>27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9950" calcext:value-type="float">
            <text:p>1499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Gkls25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" calcext:value-type="float">
            <text:p>1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2" calcext:value-type="float">
            <text:p>29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317" calcext:value-type="float">
            <text:p>13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gkls210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1" calcext:value-type="float">
            <text:p>23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54" calcext:value-type="float">
            <text:p>3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4" calcext:value-type="float">
            <text:p>1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Gkls350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85" calcext:value-type="float">
            <text:p>385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97" calcext:value-type="float">
            <text:p>4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7" calcext:value-type="float">
            <text:p>4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gkls310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6" calcext:value-type="float">
            <text:p>4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7" calcext:value-type="float">
            <text:p>5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4" calcext:value-type="float">
            <text:p>48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goldstei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8" calcext:value-type="float">
            <text:p>6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7" calcext:value-type="float">
            <text:p>10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80" calcext:value-type="float">
            <text:p>37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Griewank2</text:span>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611" calcext:value-type="float">
            <text:p>61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37" calcext:value-type="float">
            <text:p>9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Griewank10</text:span>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19294" calcext:value-type="float">
            <text:p>19294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0068" calcext:value-type="float">
            <text:p>20068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8456" calcext:value-type="float">
            <text:p>84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Hanse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59" calcext:value-type="float">
            <text:p>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18" calcext:value-type="float">
            <text:p>19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5" calcext:value-type="float">
            <text:p>18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Hartman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1" calcext:value-type="float">
            <text:p>5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9" calcext:value-type="float">
            <text:p>7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82" calcext:value-type="float">
            <text:p>26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Hartman6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798" calcext:value-type="float">
            <text:p>37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39" calcext:value-type="float">
            <text:p>54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46" calcext:value-type="float">
            <text:p>172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potential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38" calcext:value-type="float">
            <text:p>84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12" calcext:value-type="float">
            <text:p>80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89" calcext:value-type="float">
            <text:p>83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Potential5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24" calcext:value-type="float">
            <text:p>248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025" calcext:value-type="float">
            <text:p>250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702" calcext:value-type="float">
            <text:p>687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Potential10</text:span>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01897" calcext:value-type="float">
            <text:p>101897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113853" calcext:value-type="float">
            <text:p>113853</text:p>
          </table:table-cell>
          <table:table-cell table:style-name="ce27" office:value-type="percentage" office:value="0.1333" calcext:value-type="percentage">
            <text:p>13,33%</text:p>
          </table:table-cell>
          <table:table-cell office:value-type="float" office:value="53373" calcext:value-type="float">
            <text:p>533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Rastrigin</text:span>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537" calcext:value-type="float">
            <text:p>537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787" calcext:value-type="float">
            <text:p>7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1" calcext:value-type="float">
            <text:p>9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rosenbrock4</text:span></text:p>
          </table:table-cell>
          <table:table-cell office:value-type="percentage" office:value="0.2667" calcext:value-type="percentage">
            <text:p>26,67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830" calcext:value-type="float">
            <text:p>830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4262" calcext:value-type="float">
            <text:p>42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rosenbrock8</text:span>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5387" calcext:value-type="float">
            <text:p>25387</text:p>
          </table:table-cell>
          <table:table-cell office:value-type="percentage" office:value="0.2667" calcext:value-type="percentage">
            <text:p>26,67%</text:p>
          </table:table-cell>
          <table:table-cell office:value-type="float" office:value="26241" calcext:value-type="float">
            <text:p>26241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25736" calcext:value-type="float">
            <text:p>257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rosenbrock16</text:span>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49665" calcext:value-type="float">
            <text:p>149665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60454" calcext:value-type="float">
            <text:p>60454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44608" calcext:value-type="float">
            <text:p>446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Shekel5</text:span>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2041" calcext:value-type="float">
            <text:p>204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972" calcext:value-type="float">
            <text:p>29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19" calcext:value-type="float">
            <text:p>12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Shekel7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098" calcext:value-type="float">
            <text:p>30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91" calcext:value-type="float">
            <text:p>339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4060" calcext:value-type="float">
            <text:p>140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Shekel10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289" calcext:value-type="float">
            <text:p>32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70" calcext:value-type="float">
            <text:p>407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5950" calcext:value-type="float">
            <text:p>259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Test2n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32" calcext:value-type="float">
            <text:p>22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73" calcext:value-type="float">
            <text:p>29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93" calcext:value-type="float">
            <text:p>10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Test2n5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38" calcext:value-type="float">
            <text:p>37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41" calcext:value-type="float">
            <text:p>40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06" calcext:value-type="float">
            <text:p>136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Test2n6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07" calcext:value-type="float">
            <text:p>59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23" calcext:value-type="float">
            <text:p>67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051" calcext:value-type="float">
            <text:p>200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Test2n7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97" calcext:value-type="float">
            <text:p>107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99" calcext:value-type="float">
            <text:p>1069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3046" calcext:value-type="float">
            <text:p>230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sinu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48" calcext:value-type="float">
            <text:p>17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65" calcext:value-type="float">
            <text:p>23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06" calcext:value-type="float">
            <text:p>76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Sinu8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15" calcext:value-type="float">
            <text:p>55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11" calcext:value-type="float">
            <text:p>74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337" calcext:value-type="float">
            <text:p>323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sinu16</text:span>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232" calcext:value-type="float">
            <text:p>12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10" calcext:value-type="float">
            <text:p>22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004" calcext:value-type="float">
            <text:p>1460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Sinu32</text:span>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2443" calcext:value-type="float">
            <text:p>2443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4149" calcext:value-type="float">
            <text:p>414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02333" calcext:value-type="float">
            <text:p>202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Test30n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1" calcext:value-type="float">
            <text:p>6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6" calcext:value-type="float">
            <text:p>9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1" calcext:value-type="float">
            <text:p>18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4">Test30n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5" calcext:value-type="float">
            <text:p>7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6" calcext:value-type="float">
            <text:p>12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1" calcext:value-type="float">
            <text:p>1481</text:p>
          </table:table-cell>
          <table:table-cell table:number-columns-repeated="1017"/>
        </table:table-row>
        <table:table-row table:style-name="ro1">
          <table:table-cell table:style-name="ce26"/>
          <table:table-cell table:style-name="ce27" table:formula="of:=AVERAGE([.B88:.B129])" office:value-type="percentage" office:value="0.861902380952381" calcext:value-type="percentage">
            <text:p>86,19%</text:p>
          </table:table-cell>
          <table:table-cell table:style-name="ce26" table:formula="of:=SUM([.C88:.C129])" office:value-type="float" office:value="393158" calcext:value-type="float">
            <text:p>393158</text:p>
          </table:table-cell>
          <table:table-cell table:style-name="ce27" table:formula="of:=AVERAGE([.D88:.D129])" office:value-type="percentage" office:value="0.880952380952381" calcext:value-type="percentage">
            <text:p>88,10%</text:p>
          </table:table-cell>
          <table:table-cell table:style-name="ce26" table:formula="of:=SUM([.E88:.E129])" office:value-type="float" office:value="333216" calcext:value-type="float">
            <text:p>333216</text:p>
          </table:table-cell>
          <table:table-cell table:style-name="ce27" table:formula="of:=AVERAGE([.F88:.F129])" office:value-type="percentage" office:value="0.915871428571429" calcext:value-type="percentage">
            <text:p>91,59%</text:p>
          </table:table-cell>
          <table:table-cell table:style-name="ce26" table:formula="of:=SUM([.G88:.G129])" office:value-type="float" office:value="999556" calcext:value-type="float">
            <text:p>999556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style-name="ce30" table:formula="of:=([.C130]-[.E130])/[.C130]" office:value-type="percentage" office:value="0.152462877519979" calcext:value-type="percentage">
            <text:p>15,25%</text:p>
          </table:table-cell>
          <table:table-cell/>
          <table:table-cell table:style-name="ce30" table:formula="of:=([.C130]-[.G130])/[.C130]" office:value-type="percentage" office:value="-1.54237736482534" calcext:value-type="percentage">
            <text:p>-154,24%</text:p>
          </table:table-cell>
          <table:table-cell table:number-columns-repeated="1017"/>
        </table:table-row>
        <table:table-row table:style-name="ro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</table:table>
      <table:table table:name="Sheet2" table:style-name="ta2">
        <table:table-column table:style-name="co8" table:default-cell-style-name="Default"/>
        <table:table-column table:style-name="co9" table:default-cell-style-name="ce28"/>
        <table:table-column table:style-name="co6" table:default-cell-style-name="Default"/>
        <table:table-column table:style-name="co10" table:default-cell-style-name="ce28"/>
        <table:table-column table:style-name="co11" table:default-cell-style-name="Default"/>
        <table:table-column table:style-name="co6" table:default-cell-style-name="ce28"/>
        <table:table-column table:style-name="co6" table:default-cell-style-name="Default"/>
        <table:table-column table:style-name="co12" table:default-cell-style-name="ce33"/>
        <table:table-column table:style-name="co6" table:default-cell-style-name="ce35"/>
        <table:table-column table:style-name="co6" table:number-columns-repeated="1014" table:default-cell-style-name="Default"/>
        <table:table-column table:style-name="co7" table:default-cell-style-name="Default"/>
        <table:table-row table:style-name="ro1">
          <table:table-cell/>
          <table:table-cell table:style-name="ce26" office:value-type="string" calcext:value-type="string">
            <text:p><text:span text:style-name="T3">DOUBLE RATE</text:span></text:p>
          </table:table-cell>
          <table:table-cell table:style-name="ce26" office:value-type="string" calcext:value-type="string">
            <text:p><text:span text:style-name="T3">DOUBLE CALLS</text:span></text:p>
          </table:table-cell>
          <table:table-cell table:style-name="ce31" office:value-type="string" calcext:value-type="string">
            <text:p>new weight RATE</text:p>
          </table:table-cell>
          <table:table-cell table:style-name="ce26" office:value-type="string" calcext:value-type="string">
            <text:p><text:span text:style-name="T3">NEW CALLS</text:span></text:p>
          </table:table-cell>
          <table:table-cell table:style-name="ce26" office:value-type="string" calcext:value-type="string">
            <text:p><text:span text:style-name="T3">CH RATE</text:span></text:p>
          </table:table-cell>
          <table:table-cell table:style-name="ce26" office:value-type="string" calcext:value-type="string">
            <text:p><text:span text:style-name="T3">CH CALLS</text:span></text:p>
          </table:table-cell>
          <table:table-cell table:style-name="ce32" office:value-type="string" calcext:value-type="string">
            <text:p>FAIL1</text:p>
          </table:table-cell>
          <table:table-cell table:style-name="ce32" office:value-type="string" calcext:value-type="string">
            <text:p>FAIL2</text:p>
          </table:table-cell>
          <table:table-cell table:style-name="ce26" table:number-columns-repeated="18"/>
          <table:table-cell table:number-columns-repeated="997"/>
        </table:table-row>
        <table:table-row table:style-name="ro1">
          <table:table-cell office:value-type="string" calcext:value-type="string">
            <text:p><text:span text:style-name="T4">bf1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66" calcext:value-type="float">
            <text:p>43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3" calcext:value-type="float">
            <text:p>6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0" calcext:value-type="float">
            <text:p>800</text:p>
          </table:table-cell>
          <table:table-cell office:value-type="percentage" office:value="0.0108" calcext:value-type="percentage">
            <text:p>1,08%</text:p>
          </table:table-cell>
          <table:table-cell office:value-type="percentage" office:value="0.0105" calcext:value-type="percentage">
            <text:p>1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bf2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926" calcext:value-type="float">
            <text:p>39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1" calcext:value-type="float">
            <text:p>6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3" calcext:value-type="float">
            <text:p>733</text:p>
          </table:table-cell>
          <table:table-cell office:value-type="percentage" office:value="0.0115" calcext:value-type="percentage">
            <text:p>1,15%</text:p>
          </table:table-cell>
          <table:table-cell office:value-type="percentage" office:value="0.0108" calcext:value-type="percentage">
            <text:p>1,0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brani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67" calcext:value-type="float">
            <text:p>29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7" calcext:value-type="float">
            <text:p>5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6" calcext:value-type="float">
            <text:p>676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576" calcext:value-type="percentage">
            <text:p>5,7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CM4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8242" calcext:value-type="float">
            <text:p>182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7" calcext:value-type="float">
            <text:p>70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750" calcext:value-type="float">
            <text:p>750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339" calcext:value-type="percentage">
            <text:p>3,3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Camel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5" calcext:value-type="float">
            <text:p>6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0" calcext:value-type="float">
            <text:p>840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.0104" calcext:value-type="percentage">
            <text:p>1,0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Diffpower10</text:span>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91821" calcext:value-type="float">
            <text:p>91821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529" calcext:value-type="float">
            <text:p>1529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438" calcext:value-type="float">
            <text:p>1438</text:p>
          </table:table-cell>
          <table:table-cell office:value-type="percentage" office:value="0.1825" calcext:value-type="percentage">
            <text:p>18,25%</text:p>
          </table:table-cell>
          <table:table-cell table:style-name="ce33" office:value-type="percentage" office:value="0.1317" calcext:value-type="percentage">
            <text:p>13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Easom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74" calcext:value-type="float">
            <text:p>1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" calcext:value-type="float">
            <text:p>2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7" calcext:value-type="float">
            <text:p>247</text:p>
          </table:table-cell>
          <table:table-cell office:value-type="percentage" office:value="0.0998" calcext:value-type="percentage">
            <text:p>9,98%</text:p>
          </table:table-cell>
          <table:table-cell office:value-type="percentage" office:value="0.0845" calcext:value-type="percentage">
            <text:p>8,4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exp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20" calcext:value-type="float">
            <text:p>32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1" calcext:value-type="float">
            <text:p>2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" calcext:value-type="float">
            <text:p>260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243" calcext:value-type="percentage">
            <text:p>2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exp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84" calcext:value-type="float">
            <text:p>150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6" calcext:value-type="float">
            <text:p>5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5" calcext:value-type="float">
            <text:p>515</text:p>
          </table:table-cell>
          <table:table-cell office:value-type="percentage" office:value="0.0523" calcext:value-type="percentage">
            <text:p>5,23%</text:p>
          </table:table-cell>
          <table:table-cell office:value-type="percentage" office:value="0.0411" calcext:value-type="percentage">
            <text:p>4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Exp8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52" calcext:value-type="float">
            <text:p>721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7" calcext:value-type="float">
            <text:p>9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7" calcext:value-type="float">
            <text:p>997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612" calcext:value-type="percentage">
            <text:p>6,1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exp16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15" calcext:value-type="float">
            <text:p>1133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58" calcext:value-type="float">
            <text:p>19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59" calcext:value-type="float">
            <text:p>1959</text:p>
          </table:table-cell>
          <table:table-cell office:value-type="percentage" office:value="0.1272" calcext:value-type="percentage">
            <text:p>12,72%</text:p>
          </table:table-cell>
          <table:table-cell office:value-type="percentage" office:value="0.0885" calcext:value-type="percentage">
            <text:p>8,8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Exp3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5475" calcext:value-type="float">
            <text:p>1754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81" calcext:value-type="float">
            <text:p>38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82" calcext:value-type="float">
            <text:p>3882</text:p>
          </table:table-cell>
          <table:table-cell office:value-type="percentage" office:value="0.151" calcext:value-type="percentage">
            <text:p>15,10%</text:p>
          </table:table-cell>
          <table:table-cell table:style-name="ce33" office:value-type="percentage" office:value="0.1088" calcext:value-type="percentage">
            <text:p>10,8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Gkls250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678" calcext:value-type="float">
            <text:p>367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96" calcext:value-type="float">
            <text:p>29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94" calcext:value-type="float">
            <text:p>294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362" calcext:value-type="percentage">
            <text:p>3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gkls210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45" calcext:value-type="float">
            <text:p>37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4" calcext:value-type="float">
            <text:p>3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7" calcext:value-type="float">
            <text:p>337</text:p>
          </table:table-cell>
          <table:table-cell office:value-type="percentage" office:value="0.0955" calcext:value-type="percentage">
            <text:p>9,55%</text:p>
          </table:table-cell>
          <table:table-cell office:value-type="percentage" office:value="0.0531" calcext:value-type="percentage">
            <text:p>5,3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Gkls350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718" calcext:value-type="float">
            <text:p>971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24" calcext:value-type="float">
            <text:p>5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9" calcext:value-type="float">
            <text:p>529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531" calcext:value-type="percentage">
            <text:p>5,3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gkls310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60" calcext:value-type="float">
            <text:p>946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550" calcext:value-type="float">
            <text:p>5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7" calcext:value-type="float">
            <text:p>567</text:p>
          </table:table-cell>
          <table:table-cell office:value-type="percentage" office:value="0.1169" calcext:value-type="percentage">
            <text:p>11,69%</text:p>
          </table:table-cell>
          <table:table-cell office:value-type="percentage" office:value="0.0776" calcext:value-type="percentage">
            <text:p>7,7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goldstei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16" calcext:value-type="float">
            <text:p>73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6" calcext:value-type="float">
            <text:p>6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4" calcext:value-type="float">
            <text:p>734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97" calcext:value-type="percentage">
            <text:p>1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Griewank2</text:span>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649" calcext:value-type="float">
            <text:p>4649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578" calcext:value-type="float">
            <text:p>57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709" calcext:value-type="float">
            <text:p>709</text:p>
          </table:table-cell>
          <table:table-cell office:value-type="percentage" office:value="0.0107" calcext:value-type="percentage">
            <text:p>1,07%</text:p>
          </table:table-cell>
          <table:table-cell office:value-type="percentage" office:value="0.011" calcext:value-type="percentage">
            <text:p>1,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Griewank10</text:span>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79586" calcext:value-type="float">
            <text:p>79586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2254" calcext:value-type="float">
            <text:p>12254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19993" calcext:value-type="float">
            <text:p>19993</text:p>
          </table:table-cell>
          <table:table-cell office:value-type="percentage" office:value="0.0076" calcext:value-type="percentage">
            <text:p>0,76%</text:p>
          </table:table-cell>
          <table:table-cell table:style-name="ce33" office:value-type="percentage" office:value="0.0071" calcext:value-type="percentage">
            <text:p>0,7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Hansen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9666" calcext:value-type="percentage">
            <text:p>96,66%</text:p>
          </table:table-cell>
          <table:table-cell office:value-type="float" office:value="1358" calcext:value-type="float">
            <text:p>13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1" calcext:value-type="float">
            <text:p>2011</text:p>
          </table:table-cell>
          <table:table-cell office:value-type="percentage" office:value="0.1274" calcext:value-type="percentage">
            <text:p>12,74%</text:p>
          </table:table-cell>
          <table:table-cell office:value-type="percentage" office:value="0.0878" calcext:value-type="percentage">
            <text:p>8,7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Hartman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76" calcext:value-type="float">
            <text:p>85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3" calcext:value-type="float">
            <text:p>6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6" calcext:value-type="float">
            <text:p>706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0532" calcext:value-type="percentage">
            <text:p>5,3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Hartman6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0912" calcext:value-type="float">
            <text:p>50912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2553" calcext:value-type="float">
            <text:p>255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885" calcext:value-type="float">
            <text:p>3885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651" calcext:value-type="percentage">
            <text:p>6,5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potential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1157" calcext:value-type="float">
            <text:p>1711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24" calcext:value-type="float">
            <text:p>70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40" calcext:value-type="float">
            <text:p>14840</text:p>
          </table:table-cell>
          <table:table-cell office:value-type="percentage" office:value="0.1398" calcext:value-type="percentage">
            <text:p>13,98%</text:p>
          </table:table-cell>
          <table:table-cell office:value-type="percentage" office:value="0.087" calcext:value-type="percentage">
            <text:p>8,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potential4</text:span>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26433" calcext:value-type="float">
            <text:p>26433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23437" calcext:value-type="float">
            <text:p>23437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27520" calcext:value-type="float">
            <text:p>27520</text:p>
          </table:table-cell>
          <table:table-cell office:value-type="percentage" office:value="0.1373" calcext:value-type="percentage">
            <text:p>13,73%</text:p>
          </table:table-cell>
          <table:table-cell office:value-type="percentage" office:value="0.0628" calcext:value-type="percentage">
            <text:p>6,2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potential5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438" calcext:value-type="float">
            <text:p>424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021" calcext:value-type="float">
            <text:p>460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157" calcext:value-type="float">
            <text:p>42157</text:p>
          </table:table-cell>
          <table:table-cell office:value-type="percentage" office:value="0.1382" calcext:value-type="percentage">
            <text:p>13,82%</text:p>
          </table:table-cell>
          <table:table-cell table:style-name="ce33" office:value-type="percentage" office:value="0.0495" calcext:value-type="percentage">
            <text:p>4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Rastrigin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638" calcext:value-type="float">
            <text:p>363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70" calcext:value-type="float">
            <text:p>5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2" calcext:value-type="float">
            <text:p>702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448" calcext:value-type="percentage">
            <text:p>4,4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rosenbrock4</text:span>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28247" calcext:value-type="float">
            <text:p>28247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2883" calcext:value-type="float">
            <text:p>2883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3409" calcext:value-type="float">
            <text:p>3409</text:p>
          </table:table-cell>
          <table:table-cell office:value-type="percentage" office:value="0.0166" calcext:value-type="percentage">
            <text:p>1,66%</text:p>
          </table:table-cell>
          <table:table-cell office:value-type="percentage" office:value="0.0191" calcext:value-type="percentage">
            <text:p>1,9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rosenbrock8</text:span>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214" calcext:value-type="float">
            <text:p>921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5942" calcext:value-type="float">
            <text:p>25942</text:p>
          </table:table-cell>
          <table:table-cell office:value-type="percentage" office:value="0.0066" calcext:value-type="percentage">
            <text:p>0,66%</text:p>
          </table:table-cell>
          <table:table-cell office:value-type="percentage" office:value="0.0121" calcext:value-type="percentage">
            <text:p>1,2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rosenbrock16</text:span>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93194" calcext:value-type="float">
            <text:p>93194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44305" calcext:value-type="float">
            <text:p>44305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49775" calcext:value-type="float">
            <text:p>149775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.0066" calcext:value-type="percentage">
            <text:p>0,6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Shekel5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814" calcext:value-type="float">
            <text:p>2581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653" calcext:value-type="float">
            <text:p>2653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3825" calcext:value-type="float">
            <text:p>3825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472" calcext:value-type="percentage">
            <text:p>4,7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Shekel7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9708" calcext:value-type="float">
            <text:p>2970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366" calcext:value-type="float">
            <text:p>23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90" calcext:value-type="float">
            <text:p>3590</text:p>
          </table:table-cell>
          <table:table-cell office:value-type="percentage" office:value="0.0364" calcext:value-type="percentage">
            <text:p>3,64%</text:p>
          </table:table-cell>
          <table:table-cell office:value-type="percentage" office:value="0.0349" calcext:value-type="percentage">
            <text:p>3,4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Shekel10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0853" calcext:value-type="float">
            <text:p>3085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77" calcext:value-type="float">
            <text:p>21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18" calcext:value-type="float">
            <text:p>3618</text:p>
          </table:table-cell>
          <table:table-cell office:value-type="percentage" office:value="0.0195" calcext:value-type="percentage">
            <text:p>1,95%</text:p>
          </table:table-cell>
          <table:table-cell office:value-type="percentage" office:value="0.0188" calcext:value-type="percentage">
            <text:p>1,8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Test2n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03" calcext:value-type="float">
            <text:p>243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9" calcext:value-type="float">
            <text:p>18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93" calcext:value-type="float">
            <text:p>2493</text:p>
          </table:table-cell>
          <table:table-cell office:value-type="percentage" office:value="0.0542" calcext:value-type="percentage">
            <text:p>5,42%</text:p>
          </table:table-cell>
          <table:table-cell office:value-type="percentage" office:value="0.0383" calcext:value-type="percentage">
            <text:p>3,8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Test2n5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7631" calcext:value-type="float">
            <text:p>376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1" calcext:value-type="float">
            <text:p>26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34" calcext:value-type="float">
            <text:p>4034</text:p>
          </table:table-cell>
          <table:table-cell office:value-type="percentage" office:value="0.0554" calcext:value-type="percentage">
            <text:p>5,54%</text:p>
          </table:table-cell>
          <table:table-cell office:value-type="percentage" office:value="0.0393" calcext:value-type="percentage">
            <text:p>3,9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Test2n6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438" calcext:value-type="float">
            <text:p>584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51" calcext:value-type="float">
            <text:p>35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32" calcext:value-type="float">
            <text:p>6232</text:p>
          </table:table-cell>
          <table:table-cell office:value-type="percentage" office:value="0.0538" calcext:value-type="percentage">
            <text:p>5,38%</text:p>
          </table:table-cell>
          <table:table-cell office:value-type="percentage" office:value="0.0383" calcext:value-type="percentage">
            <text:p>3,8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Test2n7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65415" calcext:value-type="float">
            <text:p>6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12" calcext:value-type="float">
            <text:p>55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16" calcext:value-type="float">
            <text:p>11316</text:p>
          </table:table-cell>
          <table:table-cell office:value-type="percentage" office:value="0.0432" calcext:value-type="percentage">
            <text:p>4,32%</text:p>
          </table:table-cell>
          <table:table-cell office:value-type="percentage" office:value="0.0352" calcext:value-type="percentage">
            <text:p>3,5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sinu4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7597" calcext:value-type="float">
            <text:p>175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8" calcext:value-type="float">
            <text:p>13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31" calcext:value-type="float">
            <text:p>1931</text:p>
          </table:table-cell>
          <table:table-cell office:value-type="percentage" office:value="0.0265" calcext:value-type="percentage">
            <text:p>2,65%</text:p>
          </table:table-cell>
          <table:table-cell office:value-type="percentage" office:value="0.0226" calcext:value-type="percentage">
            <text:p>2,2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Sinu8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404" calcext:value-type="float">
            <text:p>774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00" calcext:value-type="float">
            <text:p>43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15" calcext:value-type="float">
            <text:p>7515</text:p>
          </table:table-cell>
          <table:table-cell office:value-type="percentage" office:value="0.027" calcext:value-type="percentage">
            <text:p>2,70%</text:p>
          </table:table-cell>
          <table:table-cell office:value-type="percentage" office:value="0.025" calcext:value-type="percentage">
            <text:p>2,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sinu16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092" calcext:value-type="float">
            <text:p>1600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27" calcext:value-type="float">
            <text:p>20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27" calcext:value-type="float">
            <text:p>2027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474" calcext:value-type="percentage">
            <text:p>14,7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Sinu3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6347" calcext:value-type="float">
            <text:p>18634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4036" calcext:value-type="float">
            <text:p>4036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4039" calcext:value-type="float">
            <text:p>4039</text:p>
          </table:table-cell>
          <table:table-cell office:value-type="percentage" office:value="0.2069" calcext:value-type="percentage">
            <text:p>20,69%</text:p>
          </table:table-cell>
          <table:table-cell office:value-type="percentage" office:value="0.1595" calcext:value-type="percentage">
            <text:p>15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Test30n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11" calcext:value-type="float">
            <text:p>197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5" calcext:value-type="float">
            <text:p>6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7" calcext:value-type="float">
            <text:p>717</text:p>
          </table:table-cell>
          <table:table-cell office:value-type="percentage" office:value="0.0892" calcext:value-type="percentage">
            <text:p>8,92%</text:p>
          </table:table-cell>
          <table:table-cell office:value-type="percentage" office:value="0.0553" calcext:value-type="percentage">
            <text:p>5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4">Test30n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88" calcext:value-type="float">
            <text:p>203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3" calcext:value-type="float">
            <text:p>8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5" calcext:value-type="float">
            <text:p>965</text:p>
          </table:table-cell>
          <table:table-cell office:value-type="percentage" office:value="0.115" calcext:value-type="percentage">
            <text:p>11,50%</text:p>
          </table:table-cell>
          <table:table-cell office:value-type="percentage" office:value="0.082" calcext:value-type="percentage">
            <text:p>8,2%</text:p>
          </table:table-cell>
          <table:table-cell table:number-columns-repeated="1015"/>
        </table:table-row>
        <table:table-row table:style-name="ro1">
          <table:table-cell table:style-name="ce26"/>
          <table:table-cell table:style-name="ce27" table:formula="of:=AVERAGE([.B2:.B43])" office:value-type="percentage" office:value="0.901590476190476" calcext:value-type="percentage">
            <text:p>90,16%</text:p>
          </table:table-cell>
          <table:table-cell table:style-name="ce26" table:formula="of:=SUM([.C2:.C43])" office:value-type="float" office:value="1872688" calcext:value-type="float">
            <text:p>1872688</text:p>
          </table:table-cell>
          <table:table-cell table:style-name="ce27" table:formula="of:=AVERAGE([.D2:.D43])" office:value-type="percentage" office:value="0.9" calcext:value-type="percentage">
            <text:p>90,00%</text:p>
          </table:table-cell>
          <table:table-cell table:style-name="ce26" table:formula="of:=SUM([.E2:.E43])" office:value-type="float" office:value="199821" calcext:value-type="float">
            <text:p>199821</text:p>
          </table:table-cell>
          <table:table-cell table:style-name="ce27" table:formula="of:=AVERAGE([.F2:.F43])" office:value-type="percentage" office:value="0.900002380952381" calcext:value-type="percentage">
            <text:p>90,00%</text:p>
          </table:table-cell>
          <table:table-cell table:style-name="ce26" table:formula="of:=SUM([.G2:.G43])" office:value-type="float" office:value="359509" calcext:value-type="float">
            <text:p>359509</text:p>
          </table:table-cell>
          <table:table-cell table:style-name="ce34" table:formula="of:=AVERAGE([.H2:.H43])" office:value-type="percentage" office:value="0.0724571428571429" calcext:value-type="percentage">
            <text:p>7,25%</text:p>
          </table:table-cell>
          <table:table-cell table:style-name="ce34" table:formula="of:=AVERAGE([.I2:.I43])" office:value-type="percentage" office:value="0.0512595238095238" calcext:value-type="percentage">
            <text:p>5,13%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style-name="ce30" table:formula="of:=([.C44]-[.E44])/[.C44]" office:value-type="percentage" office:value="0.893297228369061" calcext:value-type="percentage">
            <text:p>89,33%</text:p>
          </table:table-cell>
          <table:table-cell/>
          <table:table-cell table:style-name="ce30" table:formula="of:=([.C44]-[.G44])/[.C44]" office:value-type="percentage" office:value="0.808025148876908" calcext:value-type="percentage">
            <text:p>80,80%</text:p>
          </table:table-cell>
          <table:table-cell/>
          <table:table-cell table:style-name="ce36"/>
          <table:table-cell table:number-columns-repeated="1015"/>
        </table:table-row>
        <table:table-row table:style-name="ro5" table:number-rows-repeated="17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</table:table>
      <table:table table:name="Sheet3" table:style-name="ta3">
        <table:table-column table:style-name="co13" table:default-cell-style-name="Default"/>
        <table:table-column table:style-name="co13" table:default-cell-style-name="ce25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3" table:number-columns-repeated="1011" table:default-cell-style-name="Default"/>
        <table:table-row table:style-name="ro6">
          <table:table-cell table:style-name="ce23"/>
          <table:table-cell table:style-name="ce24" office:value-type="string" calcext:value-type="string">
            <text:p>ALI-OLD</text:p>
          </table:table-cell>
          <table:table-cell table:style-name="ce23" office:value-type="string" calcext:value-type="string">
            <text:p>ALI-OLD</text:p>
          </table:table-cell>
          <table:table-cell table:number-columns-repeated="2" table:style-name="ce23" office:value-type="string" calcext:value-type="string">
            <text:p>ALI-ALI</text:p>
          </table:table-cell>
          <table:table-cell table:number-columns-repeated="2" table:style-name="ce23" office:value-type="string" calcext:value-type="string">
            <text:p>ALI-TSOULOS</text:p>
          </table:table-cell>
          <table:table-cell table:style-name="ce23" office:value-type="string" calcext:value-type="string">
            <text:p>DOUBLE-OLD</text:p>
          </table:table-cell>
          <table:table-cell table:style-name="ce23" office:value-type="string" calcext:value-type="string">
            <text:p>DOUBLE OLD</text:p>
          </table:table-cell>
          <table:table-cell table:style-name="ce23" office:value-type="string" calcext:value-type="string">
            <text:p>DOUBLE -ALI</text:p>
          </table:table-cell>
          <table:table-cell table:style-name="ce23" office:value-type="string" calcext:value-type="string">
            <text:p>DOUBLE ALI</text:p>
          </table:table-cell>
          <table:table-cell table:number-columns-repeated="2" table:style-name="ce23" office:value-type="string" calcext:value-type="string">
            <text:p>DOUBLE TSOULOS</text:p>
          </table:table-cell>
          <table:table-cell table:number-columns-repeated="2" table:style-name="ce23" office:value-type="string" calcext:value-type="string">
            <text:p>NEW OLD</text:p>
          </table:table-cell>
          <table:table-cell table:style-name="ce23" office:value-type="string" calcext:value-type="string">
            <text:p>NEW ALI </text:p>
          </table:table-cell>
          <table:table-cell table:style-name="ce23" office:value-type="string" calcext:value-type="string">
            <text:p>NEW ALI</text:p>
          </table:table-cell>
          <table:table-cell table:number-columns-repeated="2" table:style-name="ce23" office:value-type="string" calcext:value-type="string">
            <text:p>NEW TSOULOS</text:p>
          </table:table-cell>
          <table:table-cell table:style-name="ce23" table:number-columns-repeated="1005"/>
        </table:table-row>
        <table:table-row table:style-name="ro6">
          <table:table-cell office:value-type="string" calcext:value-type="string">
            <text:p><text:span text:style-name="T4">bf1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2" calcext:value-type="float">
            <text:p>1142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bf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64" calcext:value-type="float">
            <text:p>116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brani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4" calcext:value-type="float">
            <text:p>98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CM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90" calcext:value-type="float">
            <text:p>359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Camel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4" calcext:value-type="float">
            <text:p>109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Diffpower10</text:span>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101934" calcext:value-type="float">
            <text:p>10193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Easom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07" calcext:value-type="float">
            <text:p>1707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exp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2" calcext:value-type="float">
            <text:p>532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exp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1" calcext:value-type="float">
            <text:p>2421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Exp8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exp16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031" calcext:value-type="float">
            <text:p>160031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Exp3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0039" calcext:value-type="float">
            <text:p>320039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Gkls25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4" calcext:value-type="float">
            <text:p>78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gkls210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2" calcext:value-type="float">
            <text:p>772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Gkls350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906" calcext:value-type="float">
            <text:p>1906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gkls310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3" calcext:value-type="float">
            <text:p>1883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goldstei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8" calcext:value-type="float">
            <text:p>988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Griewank2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299" calcext:value-type="float">
            <text:p>1299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Griewank10</text:span>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00080" calcext:value-type="float">
            <text:p>10008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Hanse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98" calcext:value-type="float">
            <text:p>2398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Hartman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48" calcext:value-type="float">
            <text:p>1448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Hartman6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489" calcext:value-type="float">
            <text:p>9489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potential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027" calcext:value-type="float">
            <text:p>90027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potential4</text:span>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120387" calcext:value-type="float">
            <text:p>120387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potential5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073" calcext:value-type="float">
            <text:p>150073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Rastrigi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6" calcext:value-type="float">
            <text:p>1246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rosenbrock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64" calcext:value-type="float">
            <text:p>656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rosenbrock8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240" calcext:value-type="float">
            <text:p>4424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rosenbrock16</text:span>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60349" calcext:value-type="float">
            <text:p>160349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Shekel5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24" calcext:value-type="float">
            <text:p>552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4">Shekel7</text:span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span text:style-name="T4">Shekel10</text:span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span text:style-name="T4">Test2n4</text:span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span text:style-name="T4">Test2n5</text:span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span text:style-name="T4">Test2n6</text:span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span text:style-name="T4">Test2n7</text:span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span text:style-name="T4">sinu4</text:span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span text:style-name="T4">Sinu8</text:span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span text:style-name="T4">sinu16</text:span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span text:style-name="T4">Sinu32</text:span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span text:style-name="T4">Test30n3</text:span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span text:style-name="T4">Test30n4</text:span></text:p>
          </table:table-cell>
          <table:table-cell table:number-columns-repeated="1023"/>
        </table:table-row>
        <table:table-row table:style-name="ro6">
          <table:table-cell/>
          <table:table-cell table:formula="of:=AVERAGE([.B2:.B43])" office:value-type="percentage" office:value="0.922223333333333" calcext:value-type="percentage">
            <text:p>92,22%</text:p>
          </table:table-cell>
          <table:table-cell table:formula="of:=SUM([.C2:.C43])" office:value-type="float" office:value="1309845" calcext:value-type="float">
            <text:p>1309845</text:p>
          </table:table-cell>
          <table:table-cell table:number-columns-repeated="1021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min-integer-digits="1"/>
      <number:text>%</number:text>
    </number:percentage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'" fo:font-size="10pt" fo:font-style="normal" fo:font-weight="normal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ercent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9:32:31.4635058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asterPage2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0.2$Linux_X86_64 LibreOffice_project/30$Build-2</meta:generator>
    <meta:initial-creator/>
    <meta:creation-date/>
    <meta:editing-cycles>6</meta:editing-cycles>
    <meta:editing-duration>PT9M24S</meta:editing-duration>
    <dc:date>2022-01-24T19:32:36.262738751</dc:date>
    <meta:document-statistic meta:table-count="3" meta:cell-count="1365" meta:object-count="0"/>
  </office:meta>
</office:document-meta>
</file>